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Δ</mi>
        <mi>r</mi>
      </msub>
      <mi>G</mi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row>
        <mspace width="0.5em"/>
        <mo stretchy="false">=</mo>
        <mrow>
          <mspace width="0.5em"/>
          <mo stretchy="false">−</mo>
          <mfrac>
            <mn>1</mn>
            <msub>
              <mi mathvariant="normal">ε</mi>
              <mn>0</mn>
            </msub>
          </mfrac>
        </mrow>
      </mrow>
      <mspace width="0.5em"/>
      <mi mathvariant="normal">δ</mi>
      <mrow>
        <mo fence="true" stretchy="false">(</mo>
        <mrow>
          <mrow>
            <mstyle mathvariant="bold">
              <mi>r</mi>
            </mstyle>
            <mrow>
              <mspace width="0.5em"/>
              <mo stretchy="false">−</mo>
              <mspace width="0.5em"/>
            </mrow>
            <mstyle mathvariant="bold">
              <mi>r</mi>
            </mstyle>
            <mi>'</mi>
          </mrow>
        </mrow>
        <mo fence="true" stretchy="false">)</mo>
      </mrow>
    </mrow>
    <annotation encoding="StarMath 5.0">%DELTA _r G( {bold r} , {bold r}' ) `=` - 1 over %varepsilon_0 ` %delta ( {bold r} `-` {bold r}'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28:14.683000000</meta:creation-date>
    <meta:generator>LibreOffice/4.2.4.2$Windows_x86 LibreOffice_project/63150712c6d317d27ce2db16eb94c2f3d7b699f8</meta:generator>
  </office:meta>
</office:document-meta>
</file>